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initial insight of lenses was to pack up a getter and a setter:</text:p>
      <text:p text:style-name="P1"/>
      <text:p text:style-name="P1"><text:s text:c="4"/>data Lens s a = Lens (s -&gt; a) (a -&gt; s -&gt; s)</text:p>
      <text:p text:style-name="P1"/>
      <text:p text:style-name="P1">This type is actually called Lens’ in this package. <text:s/>Its capability corresponds to the getting and setting of the fields of a type with a single constructor. <text:s/>For setting a simpler type like a newtype it is more powerful than necessary, and this and similar cases are handled by the Iso type:</text:p>
      <text:p text:style-name="P1"/>
      <text:p text:style-name="P1"><text:s text:c="3"/>data Iso s a = Iso (s -&gt; a) (a -&gt; s)</text:p>
      <text:p text:style-name="P1"/>
      <text:p text:style-name="P1">On the other hand, lenses are not powerful enough to deal with a type that has multiple constructors, for which the Prism type is provided:</text:p>
      <text:p text:style-name="P1"/>
      <text:p text:style-name="P1"><text:span text:style-name="T1">IsA heirarchy</text:span></text:p>
      <text:p text:style-name="P2"/>
      <text:list xml:id="list6394734849234885883" text:style-name="WWNum3">
        <text:list-item>
          <text:p text:style-name="P4">Every Prism is a Traversal</text:p>
        </text:list-item>
        <text:list-item>
          <text:p text:style-name="P4">Every Iso is a Prism</text:p>
        </text:list-item>
        <text:list-item>
          <text:p text:style-name="P4">Every Iso is a Lens</text:p>
        </text:list-item>
        <text:list-item>
          <text:p text:style-name="P4">Every Lens is a Setter</text:p>
        </text:list-item>
        <text:list-item>
          <text:p text:style-name="P4">Every Lens is a Getter</text:p>
        </text:list-item>
        <text:list-item>
          <text:p text:style-name="P4">Every Getter is a Fold</text:p>
        </text:list-item>
      </text:list>
      <text:p text:style-name="P1"/>
      <text:p text:style-name="P1"><text:span text:style-name="T1">Basic Functions for Applying</text:span></text:p>
      <text:p text:style-name="P1"/>
      <text:list xml:id="list1018586304493577755" text:style-name="WWNum5">
        <text:list-item>
          <text:p text:style-name="P5"><text:span text:style-name="T3">view </text:span>- Extract a value for a Getter, or a Monoid for a Fold or Traversal</text:p>
        </text:list-item>
        <text:list-item>
          <text:p text:style-name="P5"><text:span text:style-name="T3">use</text:span> - Use the target of a Lens, Iso, or Getter in the current state, or use a summary of a Fold or Traversal that points to a monoidal value.</text:p>
        </text:list-item>
        <text:list-item>
          <text:p text:style-name="P5"><text:span text:style-name="T3">listening</text:span> - Writer monad</text:p>
        </text:list-item>
        <text:list-item>
          <text:p text:style-name="P5"><text:span text:style-name="T3">over</text:span> - modify target (Setter)</text:p>
        </text:list-item>
        <text:list-item>
          <text:p text:style-name="P5"><text:soft-page-break/>set - Replace the target of a Lens or all of the targets of a Setter or Traversal with a constant value. (Setter)</text:p>
        </text:list-item>
      </text:list>
      <text:p text:style-name="P2"/>
      <text:p text:style-name="P1"><text:span text:style-name="T1">Basic functions for building</text:span></text:p>
      <text:p text:style-name="P2"/>
      <text:list xml:id="list4419675417396127940" text:style-name="WWNum1">
        <text:list-item>
          <text:p text:style-name="P6">lens’</text:p>
        </text:list-item>
        <text:list-item>
          <text:p text:style-name="P6">iso’</text:p>
        </text:list-item>
        <text:list-item>
          <text:p text:style-name="P6">prism’</text:p>
        </text:list-item>
        <text:list-item>
          <text:p text:style-name="P6"><text:span text:style-name="T3">re</text:span> - Turn a Prism or Iso around to build a Getter. (Review)</text:p>
        </text:list-item>
        <text:list-item>
          <text:p text:style-name="P6"><text:span text:style-name="T3">to</text:span> - Build an (index-preserving) Getter from an arbitrary Haskell function. (Getter)</text:p>
        </text:list-item>
        <text:list-item>
          <text:p text:style-name="P6"><text:span text:style-name="T3">from</text:span> - invert an Iso (Iso)</text:p>
        </text:list-item>
        <text:list-item>
          <text:p text:style-name="P6">mapped - This Setter can be used to map over all of the values in a Functor.</text:p>
        </text:list-item>
        <text:list-item>
          <text:p text:style-name="P6">singular</text:p>
        </text:list-item>
      </text:list>
      <text:p text:style-name="P1"/>
      <text:p text:style-name="P1"><text:span text:style-name="T1">Identities</text:span></text:p>
      <text:p text:style-name="P2"/>
      <text:list xml:id="list700811116230403941" text:style-name="WWNum2">
        <text:list-item>
          <text:p text:style-name="P7">view . to ≡ id</text:p>
        </text:list-item>
        <text:list-item>
          <text:p text:style-name="P7">from (from l) ≡ l</text:p>
        </text:list-item>
        <text:list-item>
          <text:p text:style-name="P7">under ≡ over . from</text:p>
        </text:list-item>
        <text:list-item>
          <text:p text:style-name="P7">f . from f ≡ id<text:line-break/>from f . f ≡ id</text:p>
        </text:list-item>
        <text:list-item>
          <text:p text:style-name="P8"/>
        </text:list-item>
      </text:list>
      <text:p text:style-name="P1"/>
      <text:p text:style-name="P1"><text:span text:style-name="T1">Name conventions</text:span></text:p>
      <text:p text:style-name="P2"/>
      <text:list xml:id="list5547195431304573651" text:style-name="WWNum4">
        <text:list-item>
          <text:p text:style-name="P9">Prefix “i” - indexed variant</text:p>
        </text:list-item>
        <text:list-item>
          <text:p text:style-name="P9">Suffix “s” - “function of” variant</text:p>
        </text:list-item>
        <text:list-item>
          <text:p text:style-name="P9">Suffix single quote - simplified vari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361" meta:character-count="1667" meta:non-whitespace-character-count="1360"/>
    <meta:generator>LibreOfficeDev/5.1.0.3$Linux_X86_64 LibreOffice_project/</meta:generator>
  </office:meta>
</office:document-meta>
</file>